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9000001AECF07D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Heading_20_1"/>
    <style:style style:name="P5" style:family="paragraph" style:parent-style-name="Heading_20_1">
      <style:text-properties fo:language="nb" fo:country="NO"/>
    </style:style>
    <style:style style:name="P6" style:family="paragraph" style:parent-style-name="Heading_20_1">
      <style:paragraph-properties fo:break-before="pag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96300712" text:id="ct96300712">
          <text:insertion>
            <office:change-info>
              <dc:creator>Unknown Author</dc:creator>
              <dc:date>2013-12-03T10:18:00</dc:date>
            </office:change-info>
          </text:insertion>
        </text:changed-region>
        <text:changed-region xml:id="ct96300192" text:id="ct96300192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27120048" text:id="ct227120048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27120256" text:id="ct227120256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27120360" text:id="ct22712036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27120464" text:id="ct227120464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27120568" text:id="ct227120568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27458352" text:id="ct227458352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27458456" text:id="ct227458456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27458560" text:id="ct227458560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27458664" text:id="ct227458664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27458768" text:id="ct22745876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27458872" text:id="ct227458872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27458976" text:id="ct227458976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27120672" text:id="ct227120672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27459288" text:id="ct22745928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27459392" text:id="ct227459392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27459496" text:id="ct227459496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27459600" text:id="ct227459600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27459704" text:id="ct227459704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27459080" text:id="ct227459080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27460016" text:id="ct227460016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27460120" text:id="ct227460120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27460224" text:id="ct227460224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27460328" text:id="ct227460328">
          <text:insertion>
            <office:change-info>
              <dc:creator>Unknown Author</dc:creator>
              <dc:date>2013-12-03T10:53:00</dc:date>
            </office:change-info>
          </text:insertion>
        </text:changed-region>
        <text:changed-region xml:id="ct227460432" text:id="ct227460432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27459808" text:id="ct227459808">
          <text:insertion>
            <office:change-info>
              <dc:creator>Unknown Author</dc:creator>
              <dc:date>2014-03-18T15:16:00</dc:date>
            </office:change-info>
          </text:insertion>
        </text:changed-region>
        <text:changed-region xml:id="ct227460744" text:id="ct227460744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change-start text:change-id="ct96300712"/>l['cvheading']<text:change-end text:change-id="ct96300712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78</dc:date><text:p text:style-name="P7"><text:span text:style-name="T3">do title</text:span></text:p><text:p text:style-name="P7"><text:span text:style-name="T3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96300192"/>p.name<text:change-end text:change-id="ct96300192"/> </text:h>
            <text:p text:style-name="P2"><text:change-start text:change-id="ct227120048"/>c.title<text:change-end text:change-id="ct227120048"/></text:p>
            <text:p text:style-name="P2"><office:annotation><dc:creator>Unknown Author</dc:creator><dc:date>2014-02-04T14:56:10.79</dc:date><text:p text:style-name="P7"><text:span text:style-name="T5">do text</text:span></text:p><text:p text:style-name="P7"><text:span text:style-name="T5">from infoline</text:span></text:p></office:annotation>placeholder for infotext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3"><text:change-start text:change-id="ct227120256"/>l['profile']<text:change-end text:change-id="ct227120256"/></text:p>
            <text:p text:style-name="P2"><office:annotation><dc:creator>Unknown Author</dc:creator><dc:date>2012-08-07T11:43:32.80</dc:date><text:p text:style-name="P7"><text:span text:style-name="T5">do text</text:span></text:p><text:p text:style-name="P7"><text:span text:style-name="T5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27120360"/><office:annotation><dc:creator>Unknown Author</dc:creator><dc:date>2012-08-06T14:48:57.80</dc:date><text:p text:style-name="P7"><text:span text:style-name="T5">do row for te in t</text:span></text:p></office:annotation><text:change-end text:change-id="ct227120360"/></text:h>
          </table:table-cell>
          <table:table-cell table:style-name="Table1.B1" office:value-type="string">
            <text:p text:style-name="P3"><text:change-start text:change-id="ct227120464"/>te.title<text:change-end text:change-id="ct227120464"/></text:p>
            <text:p text:style-name="P2"><office:annotation><dc:creator>Unknown Author</dc:creator><dc:date>2013-06-20T15:13:17.81</dc:date><text:p text:style-name="P7"><text:span text:style-name="T5">do text</text:span></text:p><text:p text:style-name="P7"><text:span text:style-name="T5">from xhtml(te.data)</text:span></text:p></office:annotation>Placeholder for competencetext</text:p>
          </table:table-cell>
        </table:table-row>
      </table:table>
      <text:p text:style-name="Text_20_body"/>
      <text:h text:style-name="P6" text:outline-level="1"><office:annotation><dc:creator>Unknown Author</dc:creator><dc:date>2013-05-31T14:37:23.81</dc:date><text:p text:style-name="P7"><text:span text:style-name="T5">do title if e</text:span></text:p></office:annotation><text:change-start text:change-id="ct227120568"/>l['experience']<text:change-end text:change-id="ct227120568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82</dc:date><text:p text:style-name="P7"><text:span text:style-name="T5">do section for ex in e</text:span></text:p></office:annotation><text:change-start text:change-id="ct227458352"/>ex.title<text:change-end text:change-id="ct227458352"/></text:h>
        <text:p text:style-name="Standard"><text:change-start text:change-id="ct227458456"/><text:span text:style-name="T1">l['period']</text:span><text:change-end text:change-id="ct227458456"/><text:span text:style-name="T1">:</text:span> <text:change-start text:change-id="ct227458560"/>ex.from_year<text:change-end text:change-id="ct227458560"/></text:p>
        <text:p text:style-name="Standard"><text:change-start text:change-id="ct227458664"/><text:span text:style-name="T1">l['client']</text:span><text:change-end text:change-id="ct227458664"/><text:span text:style-name="T1">:</text:span> <text:change-start text:change-id="ct227458768"/>ex.company<text:change-end text:change-id="ct227458768"/></text:p>
        <text:p text:style-name="Standard"><office:annotation><dc:creator>Unknown Author</dc:creator><dc:date>2012-08-20T11:04:03.83</dc:date><text:p text:style-name="P7"><text:span text:style-name="T5">do text </text:span></text:p><text:p text:style-name="P7"><text:span text:style-name="T5">from xhtml(ex.description)</text:span></text:p></office:annotation>placeholder for description</text:p>
        <text:p text:style-name="Standard"><text:span text:style-name="T1"><office:annotation><dc:creator>Unknown Author</dc:creator><dc:date>2014-01-14T13:05:43.83</dc:date><text:p text:style-name="P7"><text:span text:style-name="T5">do text if ex.techs</text:span></text:p></office:annotation></text:span><text:change-start text:change-id="ct227458872"/><text:span text:style-name="T1">l['techs']</text:span><text:change-end text:change-id="ct227458872"/><text:span text:style-name="T1">: </text:span><text:change-start text:change-id="ct227458976"/><text:span text:style-name="T2">ex.techs</text:span><text:change-end text:change-id="ct227458976"/></text:p>
        <text:p text:style-name="Text_20_body"/>
      </text:section>
      <text:p text:style-name="P2"/>
      <text:h text:style-name="Heading_20_1" text:outline-level="1"><office:annotation><dc:creator>Unknown Author</dc:creator><dc:date>2013-05-31T14:35:15.84</dc:date><text:p text:style-name="P7"><text:span text:style-name="T5">do title if w</text:span></text:p></office:annotation><text:change-start text:change-id="ct227120672"/>l['workplace']<text:change-end text:change-id="ct227120672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84</dc:date><text:p text:style-name="P7"><text:span text:style-name="T5">do section for wp in w</text:span></text:p></office:annotation><text:change-start text:change-id="ct227459288"/>wp.title<text:change-end text:change-id="ct227459288"/></text:h>
        <text:p text:style-name="Text_20_body"><text:span text:style-name="T1"><office:annotation><dc:creator>Unknown Author</dc:creator><dc:date>2014-01-14T13:10:22.84</dc:date><text:p text:style-name="P7"><text:span text:style-name="T5">do text if wp.from_year</text:span></text:p></office:annotation></text:span><text:change-start text:change-id="ct227459392"/><text:span text:style-name="T1">l['period']</text:span><text:change-end text:change-id="ct227459392"/><text:span text:style-name="T1">:</text:span> <text:change-start text:change-id="ct227459496"/>wp.from_year<text:change-end text:change-id="ct227459496"/></text:p>
        <text:p text:style-name="Text_20_body"><text:change-start text:change-id="ct227459600"/><text:span text:style-name="T1">l['workplace2']</text:span><text:change-end text:change-id="ct227459600"/><text:span text:style-name="T1">:</text:span> <text:change-start text:change-id="ct227459704"/>wp.company<text:change-end text:change-id="ct227459704"/></text:p>
        <text:p text:style-name="Text_20_body"><office:annotation><dc:creator>Unknown Author</dc:creator><dc:date>2013-03-06T11:47:20.85</dc:date><text:p text:style-name="P7"><text:span text:style-name="T5">do text </text:span></text:p><text:p text:style-name="P7"><text:span text:style-name="T5">from xhtml(wp.description)</text:span></text:p></office:annotation>placeholder for desc</text:p>
      </text:section>
      <text:p text:style-name="P2"/>
      <text:h text:style-name="Heading_20_1" text:outline-level="1"><office:annotation><dc:creator>Unknown Author</dc:creator><dc:date>2013-05-31T14:37:12.85</dc:date><text:p text:style-name="P7"><text:span text:style-name="T5">do title if d</text:span></text:p></office:annotation><text:change-start text:change-id="ct227459080"/>l['education']<text:change-end text:change-id="ct227459080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86</dc:date><text:p text:style-name="P7"><text:span text:style-name="T5">do section for du in d</text:span></text:p></office:annotation><text:change-start text:change-id="ct227460016"/>du.title<text:change-end text:change-id="ct227460016"/></text:h>
        <text:p text:style-name="Text_20_body"><text:span text:style-name="T1"><office:annotation><dc:creator>Unknown Author</dc:creator><dc:date>2014-01-14T13:09:42.86</dc:date><text:p text:style-name="P7"><text:span text:style-name="T5">do text if du.from_year</text:span></text:p></office:annotation></text:span><text:change-start text:change-id="ct227460120"/><text:span text:style-name="T1">l['period']</text:span><text:change-end text:change-id="ct227460120"/><text:span text:style-name="T1">:</text:span> <text:change-start text:change-id="ct227460224"/>du.from_year<text:change-end text:change-id="ct227460224"/></text:p>
        <text:p text:style-name="Text_20_body"><text:change-start text:change-id="ct227460328"/><text:span text:style-name="T1">l['school']</text:span><text:change-end text:change-id="ct227460328"/><text:span text:style-name="T1">:</text:span> <text:change-start text:change-id="ct227460432"/>du.school<text:change-end text:change-id="ct227460432"/></text:p>
        <text:p text:style-name="Text_20_body"><office:annotation><dc:creator>Unknown Author</dc:creator><dc:date>2013-03-06T11:47:20.87</dc:date><text:p text:style-name="P7"><text:span text:style-name="T5">do text </text:span></text:p><text:p text:style-name="P7"><text:span text:style-name="T5">from xhtml(du.description)</text:span></text:p></office:annotation>placeholder for desc</text:p>
      </text:section>
      <text:p text:style-name="P2"/>
      <text:h text:style-name="Heading_20_1" text:outline-level="1"><office:annotation><dc:creator>Unknown Author</dc:creator><dc:date>2014-03-18T15:49:53.01</dc:date><text:p text:style-name="P8"><text:span text:style-name="T4">do title if o</text:span></text:p></office:annotation><text:change-start text:change-id="ct227459808"/>l['other']<text:change-end text:change-id="ct227459808"/></text:h>
      <text:section text:style-name="Sect1" text:name="Other">
        <text:h text:style-name="Heading_20_3" text:outline-level="3"><office:annotation><dc:creator>Unknown Author</dc:creator><dc:date>2013-06-18T16:23:06.87</dc:date><text:p text:style-name="P7"><text:span text:style-name="T5">do section for ot in o</text:span></text:p></office:annotation><text:change-start text:change-id="ct227460744"/>ot.title<text:change-end text:change-id="ct227460744"/></text:h>
        <text:p text:style-name="P2"><office:annotation><dc:creator>Unknown Author</dc:creator><dc:date>2013-06-18T16:28:50.88</dc:date><text:p text:style-name="P7"><text:span text:style-name="T5">do text </text:span></text:p><text:p text:style-name="P7"><text:span text:style-name="T5">from xhtml(ot.data)</text:span></text:p></office:annotation>Placeholder for other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indent="0cm" style:auto-text-indent="fals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2" text:anchor-type="paragraph" svg:width="17.403cm" svg:height="5.106cm" draw:z-index="1"><draw:image xlink:href="Pictures/10000000000005B9000001AECF07D69B.png" xlink:type="simple" xlink:show="embed" xlink:actuate="onLoad"/></draw:frame></text:h>
      </style:header>
      <style:footer>
        <text:tracked-changes>
          <text:changed-region xml:id="ct227119944" text:id="ct227119944">
            <text:insertion>
              <office:change-info>
                <dc:creator>Unknown Author</dc:creator>
                <dc:date>2014-03-18T15:20:00</dc:date>
              </office:change-info>
            </text:insertion>
          </text:changed-region>
        </text:tracked-changes>
        <text:p text:style-name="MP1"><text:page-number text:select-page="current">2</text:page-number>/<text:page-count>2</text:page-count><text:tab/><text:tab/><text:change-start text:change-id="ct227119944"/>acs_datestamp<text:change-end text:change-id="ct227119944"/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11H25M12S</meta:editing-duration>
    <meta:editing-cycles>221</meta:editing-cycles>
    <meta:generator>OpenOffice/4.0.1$Win32 OpenOffice.org_project/401m5$Build-9714</meta:generator>
    <dc:date>2014-03-18T15:50:04.55</dc:date>
    <meta:document-statistic meta:table-count="1" meta:image-count="1" meta:object-count="0" meta:page-count="2" meta:paragraph-count="31" meta:word-count="70" meta:character-count="506"/>
    <meta:user-defined meta:name="Info 1"/>
    <meta:user-defined meta:name="Info 2"/>
    <meta:user-defined meta:name="Info 3"/>
    <meta:user-defined meta:name="Info 4"/>
  </office:meta>
</office:document-meta>
</file>